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bd23" officeooo:paragraph-rsid="0004bd23"/>
    </style:style>
    <style:style style:name="P2" style:family="paragraph" style:parent-style-name="Standard">
      <style:text-properties officeooo:rsid="0004bd23" officeooo:paragraph-rsid="0005ba31"/>
    </style:style>
    <style:style style:name="P3" style:family="paragraph" style:parent-style-name="Standard">
      <style:text-properties officeooo:rsid="0004bd23" officeooo:paragraph-rsid="0004bd23"/>
    </style:style>
    <style:style style:name="P4" style:family="paragraph" style:parent-style-name="Standard">
      <style:text-properties officeooo:rsid="0005ba31" officeooo:paragraph-rsid="0005ba31"/>
    </style:style>
    <style:style style:name="P5" style:family="paragraph" style:parent-style-name="Standard" style:list-style-name="L1">
      <style:text-properties officeooo:rsid="0005ba31" officeooo:paragraph-rsid="0005ba31"/>
    </style:style>
    <style:style style:name="P6" style:family="paragraph" style:parent-style-name="Standard">
      <style:text-properties officeooo:rsid="00061408" officeooo:paragraph-rsid="0005ba31"/>
    </style:style>
    <style:style style:name="P7" style:family="paragraph" style:parent-style-name="Standard">
      <style:text-properties officeooo:rsid="00061408" officeooo:paragraph-rsid="00061408"/>
    </style:style>
    <style:style style:name="P8" style:family="paragraph" style:parent-style-name="Standard" style:list-style-name="L2">
      <style:text-properties officeooo:rsid="00076864" officeooo:paragraph-rsid="00076864"/>
    </style:style>
    <style:style style:name="P9" style:family="paragraph" style:parent-style-name="Standard" style:list-style-name="L2">
      <style:text-properties officeooo:rsid="0008dd43" officeooo:paragraph-rsid="0008dd43"/>
    </style:style>
    <style:style style:name="P10" style:family="paragraph" style:parent-style-name="Standard">
      <style:text-properties officeooo:rsid="0009f8b3" officeooo:paragraph-rsid="0009f8b3"/>
    </style:style>
    <style:style style:name="P11" style:family="paragraph" style:parent-style-name="Standard">
      <style:text-properties officeooo:rsid="000a7811" officeooo:paragraph-rsid="000a7811"/>
    </style:style>
    <style:style style:name="P12" style:family="paragraph" style:parent-style-name="Standard" style:list-style-name="L3">
      <style:text-properties officeooo:rsid="000a7811" officeooo:paragraph-rsid="000a7811"/>
    </style:style>
    <style:style style:name="P13" style:family="paragraph" style:parent-style-name="Standard" style:list-style-name="L4">
      <style:text-properties officeooo:rsid="000a7811" officeooo:paragraph-rsid="000a7811"/>
    </style:style>
    <style:style style:name="P14" style:family="paragraph" style:parent-style-name="Standard">
      <style:text-properties officeooo:rsid="000d2530" officeooo:paragraph-rsid="000d2530"/>
    </style:style>
    <style:style style:name="P15" style:family="paragraph" style:parent-style-name="Standard">
      <style:text-properties officeooo:rsid="000dc363" officeooo:paragraph-rsid="000dc363"/>
    </style:style>
    <style:style style:name="P16" style:family="paragraph" style:parent-style-name="Standard">
      <style:text-properties officeooo:rsid="000e9605" officeooo:paragraph-rsid="000e9605"/>
    </style:style>
    <style:style style:name="T1" style:family="text">
      <style:text-properties officeooo:rsid="000614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pa</text:p>
      <text:p text:style-name="P16"/>
      <text:p text:style-name="P16">Introdução</text:p>
      <text:p text:style-name="P1"/>
      <text:p text:style-name="P1">Visão Geral da Implementação do Jogo</text:p>
      <text:p text:style-name="P1"/>
      <text:p text:style-name="P2">Nosso programa possui dois tad’s: baralho e jogo. </text:p>
      <text:p text:style-name="P2"/>
      <text:p text:style-name="P4">Em baralho foram implementadas as seguintes estruturas:</text:p>
      <text:list xml:id="list3947105577" text:style-name="L1">
        <text:list-item>
          <text:p text:style-name="P5">Carta – Possui as informações da carta, tais como naipe, valor e sua pontuação.</text:p>
        </text:list-item>
        <text:list-item>
          <text:p text:style-name="P5">Celula Baralho – Possui o endereço da carta, e o ponteiro pra próxima celula.</text:p>
        </text:list-item>
        <text:list-item>
          <text:p text:style-name="P5">Baralho – É uma estrutura utilizada para <text:span text:style-name="T1">armazenar </text:span>conjunto<text:span text:style-name="T1">s</text:span> de cartas. <text:span text:style-name="T1">P</text:span>ossui o ponteiro para a <text:span text:style-name="T1">primeira e para a ultima celula baralho, além de armazenar a quantidade de cartas. Essa estrutura é utilizada como baralho, mão do jogador, monte de jogador e mesa, visto que todas esses são conjuntos que armazenam diferentes quantidades de cartas.</text:span></text:p>
        </text:list-item>
      </text:list>
      <text:p text:style-name="P7">Funções implementadas:</text:p>
      <text:list xml:id="list2103524672" text:style-name="L2">
        <text:list-item>
          <text:p text:style-name="P8">Inicializa Baralho - </text:p>
        </text:list-item>
        <text:list-item>
          <text:p text:style-name="P8">Inicializa Baralho Vazio - </text:p>
        </text:list-item>
        <text:list-item>
          <text:p text:style-name="P8">Retira Carta - </text:p>
        </text:list-item>
        <text:list-item>
          <text:p text:style-name="P8">Insere Carta - </text:p>
        </text:list-item>
        <text:list-item>
          <text:p text:style-name="P8">Embaralhar Baralho - </text:p>
        </text:list-item>
        <text:list-item>
          <text:p text:style-name="P8">Cortar Baralho - </text:p>
        </text:list-item>
        <text:list-item>
          <text:p text:style-name="P8">Verificar Baralho - </text:p>
        </text:list-item>
        <text:list-item>
          <text:p text:style-name="P9">Retirar Carta Topo - </text:p>
        </text:list-item>
        <text:list-item>
          <text:p text:style-name="P9">Retirar Carta Gambiarra - </text:p>
        </text:list-item>
        <text:list-item>
          <text:p text:style-name="P9">Retorna Carta Prim - </text:p>
        </text:list-item>
        <text:list-item>
          <text:p text:style-name="P9">Retorna Carta Prox - </text:p>
        </text:list-item>
        <text:list-item>
          <text:p text:style-name="P9">Retorna Carta Ult -</text:p>
        </text:list-item>
        <text:list-item>
          <text:p text:style-name="P9">Compara Cartas - </text:p>
        </text:list-item>
        <text:list-item>
          <text:p text:style-name="P9">Contagem Pontos - </text:p>
        </text:list-item>
        <text:list-item>
          <text:p text:style-name="P9">Limpar Baralhos - </text:p>
        </text:list-item>
        <text:list-item>
          <text:p text:style-name="P9">Compara Cartas Ia - </text:p>
        </text:list-item>
        <text:list-item>
          <text:p text:style-name="P9">Printa Baralho - </text:p>
        </text:list-item>
        <text:list-item>
          <text:p text:style-name="P9">Printa Carta - </text:p>
        </text:list-item>
        <text:list-item>
          <text:p text:style-name="P9">Printa Celula Carta - </text:p>
        </text:list-item>
        <text:list-item>
          <text:p text:style-name="P9">Printa Baralho Numerado - </text:p>
        </text:list-item>
        <text:list-item>
          <text:p text:style-name="P9">Cria Carta - </text:p>
        </text:list-item>
        <text:list-item>
          <text:p text:style-name="P9">Libera Carta - </text:p>
        </text:list-item>
      </text:list>
      <text:p text:style-name="P6"/>
      <text:p text:style-name="P10">Em jogo foram implementadas as seguintes estruturas:</text:p>
      <text:list xml:id="list6935464" text:style-name="L3">
        <text:list-item>
          <text:p text:style-name="P12">Jogador - </text:p>
        </text:list-item>
        <text:list-item>
          <text:p text:style-name="P12">Celula Jogador - </text:p>
        </text:list-item>
        <text:list-item>
          <text:p text:style-name="P12">Players - </text:p>
        </text:list-item>
      </text:list>
      <text:p text:style-name="P11">Funções Implementadas:</text:p>
      <text:list xml:id="list565200527" text:style-name="L4">
        <text:list-item>
          <text:p text:style-name="P13">Inicializa Jogador - </text:p>
        </text:list-item>
        <text:list-item>
          <text:p text:style-name="P13">Inicializa Jogador Ia - </text:p>
        </text:list-item>
        <text:list-item>
          <text:p text:style-name="P13">Incializa Jogo - </text:p>
        </text:list-item>
        <text:list-item>
          <text:p text:style-name="P13">JogadaReal -</text:p>
        </text:list-item>
        <text:list-item>
          <text:p text:style-name="P13">JogadaIA -</text:p>
        </text:list-item>
        <text:list-item>
          <text:p text:style-name="P13">LimparPlayers - <text:s/></text:p>
        </text:list-item>
        <text:list-item>
          <text:p text:style-name="P13">JogadaIAD -</text:p>
        </text:list-item>
        <text:list-item>
          <text:p text:style-name="P13">IniciaJogo -</text:p>
        </text:list-item>
        <text:list-item>
          <text:p text:style-name="P13"><text:soft-page-break/>DistribuiCartas -</text:p>
        </text:list-item>
        <text:list-item>
          <text:p text:style-name="P13">Debug -</text:p>
        </text:list-item>
      </text:list>
      <text:p text:style-name="P11"/>
      <text:p text:style-name="P14"/>
      <text:p text:style-name="P14">Descrição das Estrategias Implementadas:</text:p>
      <text:p text:style-name="P14"/>
      <text:p text:style-name="P14">Jogo com 2 e 4 jogadores:</text:p>
      <text:p text:style-name="P14">Funcionamento da IA no modo dificil:</text:p>
      <text:p text:style-name="P14">Funcionamento das funções de debug:</text:p>
      <text:p text:style-name="P14"/>
      <text:p text:style-name="P14">Análise do custo computacional</text:p>
      <text:p text:style-name="P14"/>
      <text:p text:style-name="P15">TAD baralho:</text:p>
      <text:p text:style-name="P14">Embaralhar - </text:p>
      <text:p text:style-name="P15">Retiracarta -</text:p>
      <text:p text:style-name="P15"/>
      <text:p text:style-name="P15">TAD jogo:</text:p>
      <text:p text:style-name="P15">Menu - </text:p>
      <text:p text:style-name="P15">Distribui Cartas - </text:p>
      <text:p text:style-name="P15"/>
      <text:p text:style-name="P16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6:26:51.513480260</meta:creation-date>
    <dc:date>2019-05-12T17:03:29.019136799</dc:date>
    <meta:editing-duration>PT36M1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298" meta:character-count="1648" meta:non-whitespace-character-count="1410"/>
  </office:meta>
</office:document-meta>
</file>